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cd0" officeooo:paragraph-rsid="00019cd0"/>
    </style:style>
    <style:style style:name="P2" style:family="paragraph" style:parent-style-name="Standard">
      <style:text-properties officeooo:rsid="00037d46" officeooo:paragraph-rsid="00037d46"/>
    </style:style>
    <style:style style:name="P3" style:family="paragraph" style:parent-style-name="Standard">
      <style:text-properties officeooo:rsid="0003cab3" officeooo:paragraph-rsid="0003cab3"/>
    </style:style>
    <style:style style:name="P4" style:family="paragraph" style:parent-style-name="Standard">
      <style:text-properties officeooo:rsid="00019cd0" officeooo:paragraph-rsid="00019cd0"/>
    </style:style>
    <style:style style:name="P5" style:family="paragraph" style:parent-style-name="Standard">
      <style:text-properties officeooo:rsid="0003cab3"/>
    </style:style>
    <style:style style:name="P6" style:family="paragraph" style:parent-style-name="Standard">
      <style:text-properties officeooo:rsid="0003cab3" officeooo:paragraph-rsid="0003cab3"/>
    </style:style>
    <style:style style:name="P7" style:family="paragraph" style:parent-style-name="Standard">
      <style:text-properties officeooo:rsid="000966f7" officeooo:paragraph-rsid="000966f7"/>
    </style:style>
    <style:style style:name="P8" style:family="paragraph" style:parent-style-name="Standard">
      <style:text-properties officeooo:paragraph-rsid="000966f7"/>
    </style:style>
    <style:style style:name="P9" style:family="paragraph" style:parent-style-name="Standard">
      <style:text-properties officeooo:rsid="000ac403" officeooo:paragraph-rsid="000ac403"/>
    </style:style>
    <style:style style:name="P10" style:family="paragraph" style:parent-style-name="Standard">
      <style:text-properties officeooo:rsid="000c5fbb" officeooo:paragraph-rsid="000c5fbb"/>
    </style:style>
    <style:style style:name="T1" style:family="text">
      <style:text-properties officeooo:rsid="00037d46"/>
    </style:style>
    <style:style style:name="T2" style:family="text">
      <style:text-properties officeooo:rsid="000966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place variation – find theory + source</text:p>
      <text:p text:style-name="P1"/>
      <text:p text:style-name="P1"/>
      <text:p text:style-name="P1">Blurry images - </text:p>
      <text:p text:style-name="P1"/>
      <text:p text:style-name="P1">1. Prototype of working code is created (blurry.py). Whole identification of blurry images is based on Laplace variation. Training data sets of blurry and sharp images is created, where, for each image variation is calculated. Based on all variances is yielded threshold, which decide blurry of photo.</text:p>
      <text:p text:style-name="P1"/>
      <text:p text:style-name="P1">2.For each data set, for each change of type of environment is necessary to reset blurry <text:span text:style-name="T1">threshold.</text:span></text:p>
      <text:p text:style-name="P1"/>
      <text:p text:style-name="P1">3. Images with fog <text:span text:style-name="T1">are the problem, because of the poor quality of our images its hard to sever from real blurry image.</text:span></text:p>
      <text:p text:style-name="P1"/>
      <text:p text:style-name="P2">4. After camera replacement and sharpness improvement, there is theoretical option of fog recognition (which appears as blurry).</text:p>
      <text:p text:style-name="P2"/>
      <text:p text:style-name="P3">Raindrops -</text:p>
      <text:p text:style-name="P3">Image size 1920×1080 its that too much for neural network? Down-sampling?</text:p>
      <text:p text:style-name="P3"/>
      <text:p text:style-name="P8"><text:span text:style-name="T2">Look for – novel raindrop detection approach</text:span></text:p>
      <text:p text:style-name="P8"/>
      <text:p text:style-name="P9">Nepozite kvoli loginu: <text:a xlink:type="simple" xlink:href="https://ieeexplore.ieee.org/document/6618982" text:style-name="Internet_20_link" text:visited-style-name="Visited_20_Internet_20_Link">https://ieeexplore.ieee.org/document/6618982</text:a></text:p>
      <text:p text:style-name="P9"><text:a xlink:type="simple" xlink:href="https://ieeexplore.ieee.org/document/1692045" text:style-name="Internet_20_link" text:visited-style-name="Visited_20_Internet_20_Link">https://ieeexplore.ieee.org/document/1692045</text:a></text:p>
      <text:p text:style-name="P9"/>
      <text:p text:style-name="P10">Full-request wanted:</text:p>
      <text:p text:style-name="P10"><text:a xlink:type="simple" xlink:href="https://www.researchgate.net/publication/320971252_Removing_Rain_from_Single_Images_via_a_Deep_Detail_Network" text:style-name="Internet_20_link" text:visited-style-name="Visited_20_Internet_20_Link">https://www.researchgate.net/publication/320971252_Removing_Rain_from_Single_Images_via_a_Deep_Detail_Network</text:a></text:p>
      <text:p text:style-name="P10"/>
      <text:p text:style-name="P9"/>
      <text:p text:style-name="P10">Gihub: <text:a xlink:type="simple" xlink:href="https://github.com/tobybreckon/raindrop-detection-cnn" text:style-name="Internet_20_link" text:visited-style-name="Visited_20_Internet_20_Link">https://github.com/tobybreckon/raindrop-detection-cnn</text:a></text:p>
      <text:p text:style-name="P10">and</text:p>
      <text:p text:style-name="P10"><text:a xlink:type="simple" xlink:href="https://github.com/GTC7788/raindropDetection" text:style-name="Internet_20_link" text:visited-style-name="Visited_20_Internet_20_Link">https://github.com/GTC7788/raindropDetection</text:a> matching with this thesis <text:a xlink:type="simple" xlink:href="https://breckon.org/toby/publications/papers/guo18raindrop.pdf" text:style-name="Internet_20_link" text:visited-style-name="Visited_20_Internet_20_Link">https://breckon.org/toby/publications/papers/guo18raindrop.pdf</text:a></text:p>
      <text:p text:style-name="P10"/>
      <text:p text:style-name="P10"/>
      <text:p text:style-name="P7"/>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1-12T17:27:36.062000000</dc:date>
    <meta:editing-duration>PT3H13M23S</meta:editing-duration>
    <meta:editing-cycles>2</meta:editing-cycles>
    <meta:document-statistic meta:table-count="0" meta:image-count="0" meta:object-count="0" meta:page-count="1" meta:paragraph-count="16" meta:word-count="150" meta:character-count="1267" meta:non-whitespace-character-count="1130"/>
  </office:meta>
</office:document-meta>
</file>